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2cm" fo:min-width="2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4.699cm" svg:y="0cm"/>
          <draw:glue-point draw:id="7" svg:x="0cm" svg:y="0cm"/>
          <draw:path draw:style-name="gr1" draw:layer="layout" svg:width="2.561cm" svg:height="2cm" svg:x="0cm" svg:y="0cm" svg:viewBox="0 0 2562 2001" svg:d="m295 0h1971c296 400 296 600 296 1000s-99 600-296 1001h-1971c-295-401-295-601-295-1001s98-600 295-1000z">
            <text:p/>
          </draw:path>
          <draw:frame draw:style-name="gr2" draw:layer="layout" svg:width="2cm" svg:height="2cm" svg:x="0.33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DL - State</dc:title>
    <meta:creation-date>2011-02-07T16:57:59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